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ASURING OF JESUS (4:1-1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ASURING OF JESUS (4:1-1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errain (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time (4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test (4:3-1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The test (4:3-12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First temptation (4:3-4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First temptation (4:3-4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test (4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triumph (4:4):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test (4:3-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First temptation (4:3-4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Second temptation (4:5-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Second temptation (4:5-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test (4:5-7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triumph (4: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test (4:3-12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First temptation (4:3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Second temptation (4:5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ird temptation (4:9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ird temptation (4:9-12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test (4:9-1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triumph (4:12-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test (4:3-12)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irst temptation (4:3-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Second temptation (4:5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ird temptation (4:9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MEASURING OF JESUS (4:1-13):<text:s text:c="1"/></text:span><text:span text:style-name="a566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terrain (4: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time (4: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test (4:3-12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LUKE 4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MEASURING OF JESUS (4:1-1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MESSAGES OF JESUS (4:14-15, 16-30, 31, 42-4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-title-Title-Slide" presentation:presentation-page-layout-name="Master1-PPL1" draw:id="Slide-267">
        <draw:frame draw:id="id105" presentation:style-name="a601" draw:name="Title 1" svg:x="1.38in" svg:y="0.83in" svg:width="10.3in" svg:height="4.42in" presentation:class="title" presentation:placeholder="false">
          <draw:text-box>
            <text:p text:style-name="a600" text:class-names="" text:cond-style-name=""><text:span text:style-name="a598" text:class-names="">THE MESSAGES OF JESUS (4:14-15, 16-30, 31, 42-44)<text:s text:c="1"/></text:span><text:span text:style-name="a599" text:class-names=""/></text:p>
          </draw:text-box>
          <svg:title/>
          <svg:desc/>
        </draw:frame>
        <draw:frame draw:id="id106" presentation:style-name="a606" draw:name="Subtitle 2" svg:x="1.38in" svg:y="5.25in" svg:width="10.3in" svg:height="1.85in" presentation:class="subtitle" presentation:placeholder="false">
          <draw:text-box>
            <text:p text:style-name="a603" text:class-names="" text:cond-style-name=""><text:span text:style-name="a602" text:class-names=""><text:s text:c="1"/>In a Nazareth synagogue (4:16-30):<text:s text:c="1"/></text:span></text:p>
            <text:p text:style-name="a605" text:class-names="" text:cond-style-name=""><text:span text:style-name="a604" text:class-names=""/></text:p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In a Nazareth synagogue (4:16-30):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contents of his sermon (4:16-27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contents of his sermon (4:16-27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What he reads (4:16-1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What he says (4:20-27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What he says (4:20-27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identification (4:20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illustrations (4:24-2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illustrations (4:24-27):<text:s text:c="1"/></text:span><text:span text:style-name="a649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example of Elijah and the Zarephath widow (4:24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example of Elisha and the leper Naaman (4: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What he says (4:20-27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identification (4:20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illustrations (4:24-27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contents of his sermon (4:16-27)<text:s text:c="1"/></text:span><text:span text:style-name="a679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What he reads (4:16-19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What he says (4:20-27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In a Nazareth synagogue (4:16-30):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contents of his sermon (4:16-27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contempt for his sermon (4:28-30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THE MESSAGES OF JESUS (4:14-15, 16-30, 31, 42-44)<text:s text:c="1"/></text:span><text:span text:style-name="a709" text:class-names=""/></text:p>
          </draw:text-box>
          <svg:title/>
          <svg:desc/>
        </draw:frame>
        <draw:frame draw:id="id122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In a Nazareth synagogue (4:16-3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In numerous synagogues (4:14-15, 31-32, 42-4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1" draw:style-name="a722" draw:master-page-name="Master1-Layout12-tx-Title-and-Text" presentation:presentation-page-layout-name="Master1-PPL12" draw:id="Slide-276">
        <draw:frame draw:id="id123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LUKE 4</text:span><text:span text:style-name="a724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THE MEASURING OF JESUS (4:1-13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THE MESSAGES OF JESUS (4:14-15, 16-30, 31, 42-44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THE MIRACLES OF JESUS (4:33-41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-title-Title-Slide" presentation:presentation-page-layout-name="Master1-PPL1" draw:id="Slide-277">
        <draw:frame draw:id="id125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THE MIRACLES OF JESUS (4:33-41)<text:s text:c="1"/></text:span><text:span text:style-name="a742" text:class-names=""/></text:p>
          </draw:text-box>
          <svg:title/>
          <svg:desc/>
        </draw:frame>
        <draw:frame draw:id="id126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<text:s text:c="1"/>He heals a demon-possessed man (4:33-37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He heals a demon-possessed man (4:33-37)<text:s text:c="1"/></text:span><text:span text:style-name="a752" text:class-names=""/></text:p>
          </draw:text-box>
          <svg:title/>
          <svg:desc/>
        </draw:frame>
        <draw:frame draw:id="id128" presentation:style-name="a767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acknowledgment by the demon (4:33-34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commandment by the Lord (4:3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amazement of the crowd (4:36-37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4" draw:style-name="a768" draw:master-page-name="Master1-Layout12-tx-Title-and-Text" presentation:presentation-page-layout-name="Master1-PPL12" draw:id="Slide-279">
        <draw:frame draw:id="id129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MIRACLES OF JESUS (4:33-41)<text:s text:c="1"/></text:span><text:span text:style-name="a770" text:class-names=""/></text:p>
          </draw:text-box>
          <svg:title/>
          <svg:desc/>
        </draw:frame>
        <draw:frame draw:id="id130" presentation:style-name="a785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He heals a demon-possessed man (4:33-37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He heals Simon's (Peter's) mother-in-law (4:38-39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heals the multitudes (4:40-41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5" draw:style-name="a786" draw:master-page-name="Master1-Layout12-tx-Title-and-Text" presentation:presentation-page-layout-name="Master1-PPL12" draw:id="Slide-280">
        <draw:frame draw:id="id131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LUKE 4</text:span><text:span text:style-name="a788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MEASURING OF JESUS (4:1-13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MESSAGES OF JESUS (4:14-15, 16-30, 31, 42-4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MIRACLES OF JESUS (4:33-4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4</dc:title>
    <meta:initial-creator>David STRICKLAND</meta:initial-creator>
    <dc:creator>David STRICKLAND</dc:creator>
    <meta:creation-date>2020-02-23T23:15:17Z</meta:creation-date>
    <dc:date>2020-02-23T23:15:17Z</dc:date>
    <meta:template xlink:href="BibleStudy" xlink:type="simple"/>
    <meta:editing-cycles>1</meta:editing-cycles>
    <meta:editing-duration>PT0S</meta:editing-duration>
    <meta:document-statistic meta:paragraph-count="78" meta:word-count="568"/>
  </office:meta>
</office:document-meta>
</file>